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castDelegate.ge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stDelegate.addHelper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stDelegate.remove(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ator.setInterface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emitProxy( ClassEmitter ce , final MethodInfo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ulticastDelegate.Multicas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or.generateClass( ClassVisitor c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ulticastDelegate.create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